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style:paragraph-properties fo:margin-left="1.2cm" fo:margin-right="0cm" fo:text-indent="-0.9cm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Concurrent Programming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Peter C. Chapi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Process Level Concurrency</text:p>
          </draw:text-box>
        </draw:frame>
        <draw:rect draw:style-name="gr2" draw:text-style-name="P3" draw:layer="layout" svg:width="5.08cm" svg:height="6.985cm" svg:x="4.445cm" svg:y="5.08cm">
          <text:p text:style-name="P2">Single Threaded</text:p>
          <text:p text:style-name="P2">Process</text:p>
        </draw:rect>
        <draw:rect draw:style-name="gr2" draw:text-style-name="P3" draw:layer="layout" svg:width="5.08cm" svg:height="6.985cm" svg:x="17.78cm" svg:y="5.08cm">
          <text:p text:style-name="P2">Single Threaded</text:p>
          <text:p text:style-name="P2">Process</text:p>
        </draw:rect>
        <draw:line draw:style-name="gr3" draw:text-style-name="P3" draw:layer="layout" svg:x1="0.635cm" svg:y1="14.605cm" svg:x2="27.305cm" svg:y2="14.605cm">
          <text:p/>
        </draw:line>
        <draw:circle draw:style-name="gr2" draw:text-style-name="P3" draw:layer="layout" svg:width="3.175cm" svg:height="3.175cm" svg:x="12.065cm" svg:y="9.525cm">
          <text:p text:style-name="P2">Shared</text:p>
          <text:p text:style-name="P2">Resource</text:p>
        </draw:circle>
        <draw:frame draw:style-name="gr4" draw:text-style-name="P4" draw:layer="layout" svg:width="6.708cm" svg:height="1.115cm" svg:x="11.072cm" svg:y="16.51cm">
          <draw:text-box>
            <text:p text:style-name="P1"><text:span text:style-name="T1">Operating System</text:span></text:p>
          </draw:text-box>
        </draw:frame>
        <draw:line draw:style-name="gr5" draw:text-style-name="P5" draw:layer="layout" svg:x1="9.525cm" svg:y1="8.89cm" svg:x2="12.065cm" svg:y2="10.16cm">
          <text:p/>
        </draw:line>
        <draw:line draw:style-name="gr5" draw:text-style-name="P5" draw:layer="layout" svg:x1="17.78cm" svg:y1="8.89cm" svg:x2="15.24cm" svg:y2="10.16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Pros &amp; Cons</text:p>
          </draw:text-box>
        </draw:frame>
        <draw:frame presentation:style-name="pr5" draw:layer="layout" svg:width="12.296cm" svg:height="13.609cm" svg:x="1.4cm" svg:y="4.914cm" presentation:class="outline" presentation:user-transformed="true">
          <draw:text-box>
            <text:list text:style-name="L3">
              <text:list-item>
                <text:p text:style-name="P1">PRO</text:p>
                <text:list>
                  <text:list-item>
                    <text:p text:style-name="P1">Easier to program.</text:p>
                  </text:list-item>
                  <text:list-item>
                    <text:p text:style-name="P1">Good isolation.</text:p>
                  </text:list-item>
                  <text:list-item>
                    <text:p text:style-name="P1">Multiple languages are easy to support.</text:p>
                  </text:list-item>
                  <text:list-item>
                    <text:p text:style-name="P1">Requires minimal OS support.</text:p>
                  </text:list-item>
                  <text:list-item>
                    <text:p text:style-name="P1">Allows for persistent resources.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3">
              <text:list-item>
                <text:p text:style-name="P1">CON</text:p>
                <text:list>
                  <text:list-item>
                    <text:p text:style-name="P1">High communication overhead.</text:p>
                  </text:list-item>
                  <text:list-item>
                    <text:p text:style-name="P1">No “fine grained” shared resources.</text:p>
                  </text:list-item>
                  <text:list-item>
                    <text:p text:style-name="P1">Fewer options for what can be shar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Thread Level Concurrency</text:p>
          </draw:text-box>
        </draw:frame>
        <draw:rect draw:style-name="gr3" draw:text-style-name="P5" draw:layer="layout" svg:width="15.24cm" svg:height="10.16cm" svg:x="6.35cm" svg:y="5.08cm">
          <text:p/>
        </draw:rect>
        <draw:rect draw:style-name="gr2" draw:text-style-name="P5" draw:layer="layout" svg:width="3.81cm" svg:height="7.62cm" svg:x="7.62cm" svg:y="6.35cm">
          <text:p text:style-name="P2"><text:span text:style-name="T1">Thread</text:span></text:p>
          <text:p text:style-name="P2"><text:span text:style-name="T1">#1</text:span></text:p>
        </draw:rect>
        <draw:rect draw:style-name="gr2" draw:text-style-name="P5" draw:layer="layout" svg:width="3.81cm" svg:height="7.62cm" svg:x="16.51cm" svg:y="6.35cm">
          <text:p text:style-name="P2"><text:span text:style-name="T1">Thread</text:span></text:p>
          <text:p text:style-name="P2"><text:span text:style-name="T1">#2</text:span></text:p>
        </draw:rect>
        <draw:circle draw:style-name="gr2" draw:text-style-name="P5" draw:layer="layout" svg:width="2.54cm" svg:height="2.54cm" svg:x="12.7cm" svg:y="11.43cm">
          <text:p text:style-name="P2"><text:span text:style-name="T1">Share</text:span></text:p>
        </draw:circle>
        <draw:frame draw:style-name="gr4" draw:text-style-name="P4" draw:layer="layout" svg:width="5.463cm" svg:height="1.979cm" svg:x="22.111cm" svg:y="5.715cm">
          <draw:text-box>
            <text:p text:style-name="P1"><text:span text:style-name="T1">Multi-threaded</text:span></text:p>
            <text:p text:style-name="P1"><text:span text:style-name="T1">Process</text:span></text:p>
          </draw:text-box>
        </draw:frame>
        <draw:line draw:style-name="gr3" draw:text-style-name="P5" draw:layer="layout" svg:x1="1.27cm" svg:y1="16.51cm" svg:x2="27.305cm" svg:y2="16.51cm">
          <text:p/>
        </draw:line>
        <draw:frame draw:style-name="gr4" draw:text-style-name="P4" draw:layer="layout" svg:width="6.708cm" svg:height="1.115cm" svg:x="10.795cm" svg:y="17.3cm">
          <draw:text-box>
            <text:p text:style-name="P1"><text:span text:style-name="T1">Operating System</text:span></text:p>
          </draw:text-box>
        </draw:frame>
        <draw:line draw:style-name="gr5" draw:text-style-name="P5" draw:layer="layout" svg:x1="11.43cm" svg:y1="10.16cm" svg:x2="12.7cm" svg:y2="11.43cm">
          <text:p/>
        </draw:line>
        <draw:line draw:style-name="gr5" draw:text-style-name="P5" draw:layer="layout" svg:x1="16.51cm" svg:y1="10.16cm" svg:x2="15.24cm" svg:y2="11.43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Pros &amp; Cons</text:p>
          </draw:text-box>
        </draw:frame>
        <draw:frame presentation:style-name="pr5" draw:layer="layout" svg:width="12.296cm" svg:height="13.609cm" svg:x="1.4cm" svg:y="4.914cm" presentation:class="outline" presentation:user-transformed="true">
          <draw:text-box>
            <text:list text:style-name="L3">
              <text:list-item>
                <text:p text:style-name="P1">PROS</text:p>
                <text:list>
                  <text:list-item>
                    <text:p text:style-name="P1">Low communication overhead.</text:p>
                  </text:list-item>
                  <text:list-item>
                    <text:p text:style-name="P1">“Fine grained” access to shared resources.</text:p>
                  </text:list-item>
                  <text:list-item>
                    <text:p text:style-name="P1">All process resources sharable (almost).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3">
              <text:list-item>
                <text:p text:style-name="P1">CONS</text:p>
                <text:list>
                  <text:list-item>
                    <text:p text:style-name="P1">More complicated to program.</text:p>
                  </text:list-item>
                  <text:list-item>
                    <text:p text:style-name="P1">Mixed language support difficult.</text:p>
                  </text:list-item>
                  <text:list-item>
                    <text:p text:style-name="P1">Requires OS support for multi-threaded applications (not really... but it helps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Programming Language Support</text:p>
          </draw:text-box>
        </draw:frame>
        <draw:frame presentation:style-name="pr6" draw:text-style-name="P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">Some languages (C, C++1998) don't support concurrency in the language.</text:p>
                <text:list>
                  <text:list-item>
                    <text:p text:style-name="P1">Rely on libraries to create and manage threads.</text:p>
                    <text:list>
                      <text:list-item>
                        <text:p text:style-name="P1">Flexible</text:p>
                      </text:list-item>
                      <text:list-item>
                        <text:p text:style-name="P1">BUT... hard to program</text:p>
                      </text:list-item>
                    </text:list>
                  </text:list-item>
                </text:list>
              </text:list-item>
              <text:list-item>
                <text:p text:style-name="P1">Some languages (Ada) provide support for concurrency as a language feature.</text:p>
                <text:list>
                  <text:list-item>
                    <text:p text:style-name="P1">Compiler understands the issues.</text:p>
                    <text:list>
                      <text:list-item>
                        <text:p text:style-name="P1">Less flexible</text:p>
                      </text:list-item>
                      <text:list-item>
                        <text:p text:style-name="P1">BUT... much easier to u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dc:creator>Peter Chapin</dc:creator>
    <dc:date>2010-02-03T19:15:56.79</dc:date>
    <meta:editing-cycles>2</meta:editing-cycles>
    <meta:editing-duration>PT00H18M56S</meta:editing-duration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